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33cm" fo:margin-top="0cm" fo:margin-bottom="0cm" table:align="center" style:writing-mode="lr-tb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2" style:family="table-row">
      <style:table-row-properties style:min-row-height="0.504cm" fo:keep-together="always"/>
    </style:style>
    <style:style style:name="Таблица2.3" style:family="table-row">
      <style:table-row-properties style:min-row-height="1.453cm" fo:keep-together="always"/>
    </style:style>
    <style:style style:name="Таблица2.6" style:family="table-row">
      <style:table-row-properties style:min-row-height="1.055cm" fo:keep-together="always"/>
    </style:style>
    <style:style style:name="Таблица2.7" style:family="table-row">
      <style:table-row-properties style:min-row-height="0.61cm" fo:keep-together="always"/>
    </style:style>
    <style:style style:name="Таблица2.8" style:family="table-row">
      <style:table-row-properties style:min-row-height="1.012cm" fo:keep-together="always"/>
    </style:style>
    <style:style style:name="Таблица3" style:family="table">
      <style:table-properties style:width="16.933cm" fo:margin-top="0cm" fo:margin-bottom="0cm" table:align="center" style:writing-mode="lr-tb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2" style:family="table-row">
      <style:table-row-properties style:min-row-height="0.504cm" fo:keep-together="always"/>
    </style:style>
    <style:style style:name="Таблица3.3" style:family="table-row">
      <style:table-row-properties style:min-row-height="1.453cm" fo:keep-together="always"/>
    </style:style>
    <style:style style:name="Таблица3.8" style:family="table-row">
      <style:table-row-properties style:min-row-height="1.076cm" fo:keep-together="always"/>
    </style:style>
    <style:style style:name="Таблица3.10" style:family="table-row">
      <style:table-row-properties style:min-row-height="1.034cm" fo:keep-together="always"/>
    </style:style>
    <style:style style:name="Таблица3.11" style:family="table-row">
      <style:table-row-properties style:min-row-height="0.758cm" fo:keep-together="always"/>
    </style:style>
    <style:style style:name="Таблица3.16" style:family="table-row">
      <style:table-row-properties style:min-row-height="0.61cm" fo:keep-together="always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officeooo:rsid="000ebf34" officeooo:paragraph-rsid="000ebf34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style:font-size-asian="14pt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paragraph-properties fo:text-align="end" style:justify-single-word="false"/>
      <style:text-properties fo:color="#000000" fo:font-size="14pt" style:font-size-asian="14pt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120d61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fo:language="en" fo:country="US" style:font-size-asian="11pt" style:font-name-complex="Courier New1" style:font-size-complex="11pt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language="en" fo:country="US" style:font-name-complex="Courier New1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2pt" fo:language="en" fo:country="US" style:font-size-asian="12pt" style:font-name-complex="Courier New1" style:font-size-complex="12pt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2pt" fo:language="en" fo:country="US" officeooo:paragraph-rsid="00120d61" style:font-size-asian="12pt" style:font-name-complex="Courier New1" style:font-size-complex="12pt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26" style:family="paragraph" style:parent-style-name="Standard">
      <style:paragraph-properties fo:margin-top="0cm" fo:margin-bottom="0.282cm" loext:contextual-spacing="false" fo:line-height="108%"/>
      <style:text-properties fo:font-size="14pt" style:font-size-asian="14pt"/>
    </style:style>
    <style:style style:name="P27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9" style:family="paragraph" style:parent-style-name="List_20_Paragraph">
      <style:paragraph-properties fo:margin-left="0cm" fo:margin-right="0cm" fo:line-height="115%" fo:text-align="justify" style:justify-single-word="false" fo:text-indent="0cm" style:auto-text-indent="false"/>
      <style:text-properties fo:font-size="14pt" style:font-size-asian="14pt"/>
    </style:style>
    <style:style style:name="P30" style:family="paragraph" style:parent-style-name="Plain_20_Text">
      <style:paragraph-properties fo:margin-top="0cm" fo:margin-bottom="0cm" loext:contextual-spacing="false" fo:text-align="justify" style:justify-single-word="false"/>
    </style:style>
    <style:style style:name="P31" style:family="paragraph" style:parent-style-name="Plain_20_Text">
      <style:paragraph-properties fo:margin-top="0cm" fo:margin-bottom="0cm" loext:contextual-spacing="false" fo:text-align="center" style:justify-single-word="false"/>
    </style:style>
    <style:style style:name="P32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4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0cacd7" style:font-size-asian="12pt" style:font-name-complex="Times New Roman1" style:font-size-complex="12pt"/>
    </style:style>
    <style:style style:name="P35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0cc544" style:font-size-asian="12pt" style:font-name-complex="Times New Roman1" style:font-size-complex="12pt"/>
    </style:style>
    <style:style style:name="P36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0cd56a" style:font-size-asian="12pt" style:font-name-complex="Times New Roman1" style:font-size-complex="12pt"/>
    </style:style>
    <style:style style:name="P37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13f61d" style:font-size-asian="12pt" style:font-name-complex="Times New Roman1" style:font-size-complex="12pt"/>
    </style:style>
    <style:style style:name="P38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152b39" style:font-size-asian="12pt" style:font-name-complex="Times New Roman1" style:font-size-complex="12pt"/>
    </style:style>
    <style:style style:name="P39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15a572" style:font-size-asian="12pt" style:font-name-complex="Times New Roman1" style:font-size-complex="12pt"/>
    </style:style>
    <style:style style:name="P40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paragraph-rsid="00179654" style:font-size-asian="12pt" style:font-name-complex="Times New Roman1" style:font-size-complex="12pt"/>
    </style:style>
    <style:style style:name="P41" style:family="paragraph" style:parent-style-name="Plain_20_Text">
      <style:paragraph-properties fo:margin-top="0cm" fo:margin-bottom="0cm" loext:contextual-spacing="false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42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rsid="000cd56a" officeooo:paragraph-rsid="000cd56a" style:font-size-asian="12pt" style:font-name-complex="Times New Roman1" style:font-size-complex="12pt"/>
    </style:style>
    <style:style style:name="P43" style:family="paragraph" style:parent-style-name="Normal_20__28_Web_29_">
      <style:paragraph-properties fo:margin-top="0cm" fo:margin-bottom="0cm" loext:contextual-spacing="false" fo:line-height="115%" fo:text-align="justify" style:justify-single-word="false"/>
    </style:style>
    <style:style style:name="P44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officeooo:paragraph-rsid="0010835b"/>
    </style:style>
    <style:style style:name="P45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officeooo:paragraph-rsid="0013f61d"/>
    </style:style>
    <style:style style:name="P46" style:family="paragraph" style:parent-style-name="Normal_20__28_Web_29_">
      <style:paragraph-properties fo:margin-top="0cm" fo:margin-bottom="0cm" loext:contextual-spacing="false" fo:line-height="115%" fo:text-align="center" style:justify-single-word="false"/>
    </style:style>
    <style:style style:name="P47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officeooo:paragraph-rsid="000cabbf"/>
    </style:style>
    <style:style style:name="P48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49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officeooo:paragraph-rsid="0010835b" style:font-size-asian="14pt" style:font-size-complex="14pt"/>
    </style:style>
    <style:style style:name="P50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51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52" style:family="paragraph" style:parent-style-name="Plain_20_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53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54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55" style:family="paragraph" style:parent-style-name="Normal_20__28_Web_29_">
      <style:paragraph-properties fo:margin-left="0cm" fo:margin-right="0cm" fo:line-height="150%" fo:text-indent="1.249cm" style:auto-text-indent="false"/>
      <style:text-properties fo:font-size="14pt" fo:font-weight="bold" style:font-size-asian="14pt" style:font-weight-asian="bold"/>
    </style:style>
    <style:style style:name="P56" style:family="paragraph" style:parent-style-name="Normal_20__28_Web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style:font-size-asian="14pt" style:font-weight-asian="bold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1" style:font-style-complex="italic" style:font-weight-complex="bold" fo:hyphenate="true" fo:hyphenation-remain-char-count="2" fo:hyphenation-push-char-count="2"/>
    </style:style>
    <style:style style:name="P59" style:family="paragraph" style:parent-style-name="Normal_20__28_Web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1" style:family="paragraph" style:parent-style-name="Standard" style:list-style-name="WWNum2">
      <style:paragraph-properties fo:line-height="115%"/>
    </style:style>
    <style:style style:name="P62" style:family="paragraph" style:parent-style-name="Standard">
      <style:paragraph-properties fo:text-align="center" style:justify-single-word="false"/>
      <style:text-properties fo:font-size="14pt" officeooo:rsid="0017da2e" officeooo:paragraph-rsid="0017da2e" style:font-size-asian="14pt" style:font-size-complex="14pt"/>
    </style:style>
    <style:style style:name="P63" style:family="paragraph" style:parent-style-name="Normal_20__28_Web_29_" style:list-style-name="L1">
      <style:paragraph-properties fo:margin-top="0cm" fo:margin-bottom="0cm" loext:contextual-spacing="false" fo:line-height="115%" fo:text-align="justify" style:justify-single-word="false"/>
    </style:style>
    <style:style style:name="P64" style:family="paragraph" style:parent-style-name="Plain_20_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officeooo:rsid="00152b39" officeooo:paragraph-rsid="0015a572" style:font-size-asian="12pt" style:font-name-complex="Times New Roman1" style:font-size-complex="12pt"/>
    </style:style>
    <style:style style:name="P65" style:family="paragraph" style:parent-style-name="List_20_Paragraph" style:list-style-name="WWNum2">
      <style:paragraph-properties fo:line-height="115%" fo:text-align="justify" style:justify-single-word="false"/>
    </style:style>
    <style:style style:name="P66" style:family="paragraph" style:parent-style-name="List_20_Paragraph" style:list-style-name="WWNum3">
      <style:paragraph-properties fo:line-height="115%" fo:text-align="justify" style:justify-single-word="false"/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cabbf" style:font-size-asian="14pt" style:font-size-complex="14pt" style:font-weight-complex="bold"/>
    </style:style>
    <style:style style:name="T7" style:family="text">
      <style:text-properties fo:font-size="14pt" officeooo:rsid="000cabbf" style:font-size-asian="14pt" style:font-size-complex="14pt"/>
    </style:style>
    <style:style style:name="T8" style:family="text">
      <style:text-properties fo:font-size="14pt" officeooo:rsid="000ebf34" style:font-size-asian="14pt" style:font-size-complex="14pt"/>
    </style:style>
    <style:style style:name="T9" style:family="text">
      <style:text-properties fo:font-size="14pt" officeooo:rsid="0010835b" style:font-size-asian="14pt" style:font-size-complex="14pt"/>
    </style:style>
    <style:style style:name="T10" style:family="text">
      <style:text-properties fo:font-size="14pt" officeooo:rsid="000ce724" style:font-size-asian="14pt"/>
    </style:style>
    <style:style style:name="T11" style:family="text">
      <style:text-properties fo:font-size="14pt" officeooo:rsid="001088ec" style:font-size-asian="14pt"/>
    </style:style>
    <style:style style:name="T12" style:family="text">
      <style:text-properties fo:font-size="14pt" officeooo:rsid="0013f61d" style:font-size-asian="14pt"/>
    </style:style>
    <style:style style:name="T13" style:family="text">
      <style:text-properties fo:font-size="14pt" fo:language="en" fo:country="US" style:font-size-asian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officeooo:rsid="0010835b" style:font-size-asian="14pt" style:font-size-complex="14pt"/>
    </style:style>
    <style:style style:name="T16" style:family="text">
      <style:text-properties fo:font-size="14pt" fo:language="en" fo:country="US" officeooo:rsid="000ce724" style:font-size-asian="14pt"/>
    </style:style>
    <style:style style:name="T17" style:family="text">
      <style:text-properties fo:font-size="14pt" fo:language="en" fo:country="US" officeooo:rsid="0013f61d" style:font-size-asian="14pt"/>
    </style:style>
    <style:style style:name="T18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9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20" style:family="text">
      <style:text-properties fo:font-size="14pt" fo:font-style="italic" fo:font-weight="bold" style:font-size-asian="14pt" style:font-style-asian="italic" style:font-weight-asian="bold"/>
    </style:style>
    <style:style style:name="T21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22" style:family="text">
      <style:text-properties fo:color="#ff0000" fo:font-size="14pt" fo:font-weight="bold" style:font-size-asian="14pt" style:font-weight-asian="bold" style:font-size-complex="14pt"/>
    </style:style>
    <style:style style:name="T23" style:family="text">
      <style:text-properties fo:font-variant="normal" fo:text-transform="none"/>
    </style:style>
    <style:style style:name="T24" style:family="text">
      <style:text-properties fo:font-weight="bold" style:font-weight-asian="bold" style:font-size-complex="12pt"/>
    </style:style>
    <style:style style:name="T25" style:family="text">
      <style:text-properties fo:font-weight="bold" officeooo:rsid="000cabbf" style:font-weight-asian="bold" style:font-size-complex="12pt"/>
    </style:style>
    <style:style style:name="T26" style:family="text">
      <style:text-properties style:font-name="Times New Roman" fo:font-size="12pt" style:font-size-asian="12pt" style:font-name-complex="Times New Roman1" style:font-size-complex="12pt"/>
    </style:style>
    <style:style style:name="T2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8" style:family="text">
      <style:text-properties style:font-name="Courier New" fo:font-size="11pt" style:font-size-asian="11pt" style:font-name-complex="Courier New1" style:font-size-complex="11pt"/>
    </style:style>
    <style:style style:name="T29" style:family="text">
      <style:text-properties style:font-name="Courier New" fo:font-size="11pt" fo:language="en" fo:country="US" style:font-size-asian="11pt" style:font-name-complex="Courier New1" style:font-size-complex="11pt"/>
    </style:style>
    <style:style style:name="T30" style:family="text">
      <style:text-properties style:font-name="Courier New" fo:language="en" fo:country="US" style:font-name-complex="Courier New1"/>
    </style:style>
    <style:style style:name="T31" style:family="text">
      <style:text-properties style:font-name="Courier New" style:font-name-complex="Courier New1"/>
    </style:style>
    <style:style style:name="T32" style:family="text">
      <style:text-properties style:font-name="Courier New" fo:font-size="12pt" fo:language="en" fo:country="US" style:font-size-asian="12pt" style:font-name-complex="Courier New1" style:font-size-complex="12pt"/>
    </style:style>
    <style:style style:name="T33" style:family="text">
      <style:text-properties style:font-name="Courier New" fo:font-size="12pt" fo:language="en" fo:country="US" officeooo:rsid="001088ec" style:font-size-asian="12pt" style:font-name-complex="Courier New1" style:font-size-complex="12pt"/>
    </style:style>
    <style:style style:name="T34" style:family="text">
      <style:text-properties officeooo:rsid="000cacd7"/>
    </style:style>
    <style:style style:name="T35" style:family="text">
      <style:text-properties officeooo:rsid="000cc544"/>
    </style:style>
    <style:style style:name="T36" style:family="text">
      <style:text-properties officeooo:rsid="000cd56a"/>
    </style:style>
    <style:style style:name="T37" style:family="text">
      <style:text-properties officeooo:rsid="0010835b"/>
    </style:style>
    <style:style style:name="T38" style:family="text">
      <style:text-properties fo:language="en" fo:country="US" officeooo:rsid="0010835b"/>
    </style:style>
    <style:style style:name="T39" style:family="text">
      <style:text-properties fo:color="#ffffff" fo:font-size="14pt" style:font-size-asian="14pt" style:font-size-complex="14pt"/>
    </style:style>
    <style:style style:name="T40" style:family="text">
      <style:text-properties fo:color="#ffffff" fo:font-size="14pt" fo:language="en" fo:country="US" style:font-size-asian="14pt" style:font-size-complex="14pt"/>
    </style:style>
    <style:style style:name="T41" style:family="text">
      <style:text-properties officeooo:rsid="001088ec"/>
    </style:style>
    <style:style style:name="T42" style:family="text">
      <style:text-properties officeooo:rsid="000cabbf"/>
    </style:style>
    <style:style style:name="T43" style:family="text">
      <style:text-properties officeooo:rsid="000ebf34"/>
    </style:style>
    <style:style style:name="T44" style:family="text">
      <style:text-properties officeooo:rsid="0013f61d"/>
    </style:style>
    <style:style style:name="T45" style:family="text">
      <style:text-properties officeooo:rsid="00152b39"/>
    </style:style>
    <style:style style:name="T46" style:family="text">
      <style:text-properties officeooo:rsid="0015a572"/>
    </style:style>
    <style:style style:name="T47" style:family="text">
      <style:text-properties officeooo:rsid="001796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1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28"><text:span text:style-name="Book_20_Title"><text:span text:style-name="T1">отчет</text:span></text:span></text:p>
      <text:p text:style-name="P1"><text:span text:style-name="T2">по лабораторной работе</text:span><text:span text:style-name="T22"> </text:span><text:span text:style-name="T2">№1</text:span></text:p>
      <text:p text:style-name="P11">по дисциплине «Организация ЭВМ и систем»</text:p>
      <text:h text:style-name="Heading_20_1" text:outline-level="1"><text:span text:style-name="Book_20_Title"><text:span text:style-name="T23">Тема: </text:span></text:span><text:span text:style-name="T24">Трансляции, отладка и выполнение программ на языке Ассембл</text:span><text:span text:style-name="T25">е</text:span><text:span text:style-name="T24">ра.</text:span></text:h>
      <text:p text:style-name="P10"/>
      <text:p text:style-name="P5"/>
      <text:p text:style-name="P5"/>
      <text:p text:style-name="P5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Студент гр. 8381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7">Круглова В.Д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62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"><text:span text:style-name="T5">20</text:span><text:span text:style-name="T6">20</text:span></text:p>
      <text:p text:style-name="P55"><text:soft-page-break/>Цель работы. </text:p>
      <text:p text:style-name="P54">Изучить основные принципы трансляции, отладки и выполнения программ на языке Ассемблера. </text:p>
      <text:p text:style-name="P56">Ход работы. </text:p>
      <text:p text:style-name="P59">Часть 1.</text:p>
      <text:p text:style-name="P43"><text:span text:style-name="T4">1. Загру</text:span><text:span text:style-name="T9">жены</text:span><text:span text:style-name="T4"> файлы hello1.asm, </text:span><text:span text:style-name="T14">hello</text:span><text:span text:style-name="T4">2.</text:span><text:span text:style-name="T14">asm</text:span><text:span text:style-name="T4">, </text:span><text:span text:style-name="T14">masm</text:span><text:span text:style-name="T4">.</text:span><text:span text:style-name="T14">exe</text:span><text:span text:style-name="T4">, </text:span><text:span text:style-name="T14">link</text:span><text:span text:style-name="T4">.</text:span><text:span text:style-name="T14">exe</text:span><text:span text:style-name="T4">, </text:span><text:span text:style-name="T14">afd</text:span><text:span text:style-name="T4">.</text:span><text:span text:style-name="T14">com</text:span><text:span text:style-name="T4">, </text:span><text:span text:style-name="T14">lib</text:span><text:span text:style-name="T4">.</text:span><text:span text:style-name="T14">exe</text:span><text:span text:style-name="T4"> из каталога \лаборат_работы  в каталог  </text:span><text:span text:style-name="T14">D</text:span><text:span text:style-name="T4">:\</text:span><text:span text:style-name="T9">asmlab</text:span><text:span text:style-name="T4">.</text:span></text:p>
      <text:p text:style-name="P48"/>
      <text:p text:style-name="P44"><text:span text:style-name="T4">2. Запу</text:span><text:span text:style-name="T9">щена</text:span><text:span text:style-name="T4"> программ</text:span><text:span text:style-name="T9">а</text:span><text:span text:style-name="T4"> DOSBox, смонтир</text:span><text:span text:style-name="T9">ован</text:span><text:span text:style-name="T4"> виртуальный диск </text:span><text:span text:style-name="T15">С</text:span><text:span text:style-name="T4">: в каталоге \</text:span><text:span text:style-name="T9">asmlab</text:span><text:span text:style-name="T4"> при помощи mount </text:span><text:span text:style-name="T15">С</text:span><text:span text:style-name="T4"> </text:span><text:span text:style-name="T14">D</text:span><text:span text:style-name="T4">:\</text:span><text:span text:style-name="T9">asmlab </text:span><text:span text:style-name="T4">.</text:span></text:p>
      <text:p text:style-name="P48"/>
      <text:p text:style-name="P48">3. Просмотр<text:span text:style-name="T37">ена</text:span> программ<text:span text:style-name="T37">а</text:span> в режиме редактирования, изуч<text:span text:style-name="T37">ена</text:span> структур<text:span text:style-name="T37">а</text:span> и реализаци<text:span text:style-name="T37">я </text:span>каждого сегмента программы. Строк<text:span text:style-name="T37">а</text:span>-приветствие преобразова<text:span text:style-name="T37">на</text:span> в соответствии с личными данными.</text:p>
      <text:p text:style-name="P43"/>
      <text:p text:style-name="P49">4. В DOS <text:span text:style-name="T37">осуществлен переход</text:span> на виртуальный диск при помощи команды <text:span text:style-name="T37">С: cd <text:s/></text:span><text:span text:style-name="T38">D</text:span><text:span text:style-name="T37">:\asmlab</text:span></text:p>
      <text:p text:style-name="P43"/>
      <text:p text:style-name="P48">5. Протранслирова<text:span text:style-name="T37">на</text:span> программ<text:span text:style-name="T37">а</text:span> с помощью строки: </text:p>
      <text:p text:style-name="P50">&gt; masm  hello1.asm</text:p>
      <text:p text:style-name="P43"><text:span text:style-name="T4">По ходу трансляции создается объектный файл Hello1.obj</text:span><text:span text:style-name="T39"> и файл диагностических сообщений </text:span><text:span text:style-name="T40">Hello</text:span><text:span text:style-name="T39">1.lst</text:span><text:span text:style-name="T4">. Во время её выполнения ошибок не было обнаружено. </text:span></text:p>
      <text:p text:style-name="P43"/>
      <text:p text:style-name="P48">6. Скомпонова<text:span text:style-name="T37">н</text:span> загрузочный модуль Hello1.exe с помощью строки: </text:p>
      <text:p text:style-name="P50">&gt; link  Hello1.obj</text:p>
      <text:p text:style-name="P53"><text:span text:style-name="T4">В результате работы линковщика создается загрузочный модуль Hello1.exe </text:span><text:span text:style-name="T39">и файл карты памяти </text:span><text:span text:style-name="T40">Hello</text:span><text:span text:style-name="T39">1.map</text:span><text:span text:style-name="T4">.</text:span></text:p>
      <text:p text:style-name="P54"/>
      <text:p text:style-name="P48">7. Загру<text:span text:style-name="T37">жена</text:span> русск<text:span text:style-name="T37">ая</text:span> кодов<text:span text:style-name="T37">ая</text:span> таблиц<text:span text:style-name="T37">а</text:span> символов путём набора строки:</text:p>
      <text:p text:style-name="P46"><text:span text:style-name="T4">&gt; </text:span><text:span text:style-name="T14">keyb</text:span><text:span text:style-name="T4"> </text:span><text:span text:style-name="T14">ru</text:span><text:span text:style-name="T4"> 866</text:span></text:p>
      <text:p text:style-name="P50"/>
      <text:p text:style-name="P48">8. Запу<text:span text:style-name="T37">щена</text:span> программ<text:span text:style-name="T37">а</text:span> в автоматическом режиме путем набора строки:</text:p>
      <text:p text:style-name="P50">&gt; Hello1.exe</text:p>
      <text:p text:style-name="P50"/>
      <text:p text:style-name="P48"><text:soft-page-break/>9. <text:s/>Вывод программы:</text:p>
      <text:p text:style-name="P47"><text:span text:style-name="T4">&gt; Вас приветствует ст.гр.</text:span><text:span text:style-name="T7">9382</text:span><text:span text:style-name="T4"> — </text:span><text:span text:style-name="T8">Круглова Виктория</text:span><text:span text:style-name="T4">.</text:span></text:p>
      <text:p text:style-name="P50"/>
      <text:p text:style-name="P48">10.  Выполн<text:span text:style-name="T37">ен</text:span> запуск программы Hello1.exe в пошаговом режиме с фиксацией используемых регистров и ячеек памяти до и после выполнения каждой команды, используя отладчик и соответственно команду:</text:p>
      <text:p text:style-name="P50">&gt; afd<text:span text:style-name="T37">pro</text:span> Hello1.exe.</text:p>
      <text:p text:style-name="P51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p>
      <text:p text:style-name="P51"/>
      <text:list xml:id="list1926236451" text:style-name="L1">
        <text:list-item>
          <text:p text:style-name="P63"><text:span text:style-name="T3">Содержимое сегментных регистров до старта программы: </text:span><text:span text:style-name="T13">CS</text:span><text:span text:style-name="T3">:1</text:span><text:span text:style-name="T13">A</text:span><text:span text:style-name="T16">05</text:span><text:span text:style-name="T3">, </text:span><text:span text:style-name="T13">DS</text:span><text:span text:style-name="T3">:19</text:span><text:span text:style-name="T16">F5</text:span><text:span text:style-name="T3">, </text:span><text:span text:style-name="T13">ES</text:span><text:span text:style-name="T3">:1</text:span><text:span text:style-name="T10">9F5</text:span><text:span text:style-name="T3">, </text:span><text:span text:style-name="T13">SS</text:span><text:span text:style-name="T3">:</text:span><text:span text:style-name="T10">1A0A</text:span><text:span text:style-name="T3">, </text:span><text:span text:style-name="T13">HS</text:span><text:span text:style-name="T3">:1</text:span><text:span text:style-name="T10">9F5</text:span><text:span text:style-name="T3">, </text:span><text:span text:style-name="T13">FS</text:span><text:span text:style-name="T3">:1</text:span><text:span text:style-name="T10">9F5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2">Адрес</text:p>
            <text:p text:style-name="P32">Команды</text:p>
          </table:table-cell>
          <table:table-cell table:style-name="Таблица2.A1" table:number-rows-spanned="2" office:value-type="string">
            <text:p text:style-name="P33">Символический</text:p>
            <text:p text:style-name="P33">код <text:s/>команды</text:p>
          </table:table-cell>
          <table:table-cell table:style-name="Таблица2.A1" table:number-rows-spanned="2" office:value-type="string">
            <text:p text:style-name="P33">16-ричный </text:p>
            <text:p text:style-name="P33">код команды</text:p>
          </table:table-cell>
          <table:table-cell table:style-name="Таблица2.A1" table:number-columns-spanned="2" office:value-type="string">
            <text:p text:style-name="P32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3">до выполнения .</text:p>
          </table:table-cell>
          <table:table-cell table:style-name="Таблица2.A1" office:value-type="string">
            <text:p text:style-name="P33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41">0010</text:p>
          </table:table-cell>
          <table:table-cell table:style-name="Таблица2.A1" office:value-type="string">
            <text:p text:style-name="P41">MOV <text:s text:c="2"/>AX, 1A<text:span text:style-name="T34">07</text:span></text:p>
          </table:table-cell>
          <table:table-cell table:style-name="Таблица2.A1" office:value-type="string">
            <text:p text:style-name="P41">B8<text:span text:style-name="T34">071A</text:span></text:p>
          </table:table-cell>
          <table:table-cell table:style-name="Таблица2.A1" office:value-type="string">
            <text:p text:style-name="P33">(AX) = 0000</text:p>
            <text:p text:style-name="P34">(DS) = <text:span text:style-name="T35">19F5</text:span></text:p>
            <text:p text:style-name="P35">(DX) = 0000</text:p>
            <text:p text:style-name="P33"><text:s/>(IP) = 0010</text:p>
          </table:table-cell>
          <table:table-cell table:style-name="Таблица2.A1" office:value-type="string">
            <text:p text:style-name="P35">(AX) = 1A<text:span text:style-name="T34">07</text:span></text:p>
            <text:p text:style-name="P35">(DS) = <text:span text:style-name="T35">19F5</text:span></text:p>
            <text:p text:style-name="P35">(DX) = 0000</text:p>
            <text:p text:style-name="P35"><text:s/>(IP) = 001<text:span text:style-name="T35">3</text:span></text:p>
          </table:table-cell>
        </table:table-row>
        <table:table-row table:style-name="Таблица2.3">
          <table:table-cell table:style-name="Таблица2.A1" office:value-type="string">
            <text:p text:style-name="P41">0013</text:p>
          </table:table-cell>
          <table:table-cell table:style-name="Таблица2.A1" office:value-type="string">
            <text:p text:style-name="P41">MOV DS, AX</text:p>
          </table:table-cell>
          <table:table-cell table:style-name="Таблица2.A1" office:value-type="string">
            <text:p text:style-name="P41">8ED8</text:p>
          </table:table-cell>
          <table:table-cell table:style-name="Таблица2.A1" office:value-type="string">
            <text:p text:style-name="P35">(AX) = 1A<text:span text:style-name="T34">07</text:span></text:p>
            <text:p text:style-name="P35">(DS) = <text:span text:style-name="T35">19F5</text:span></text:p>
            <text:p text:style-name="P35">(DX) = 0000</text:p>
            <text:p text:style-name="P35"><text:s/>(IP) = 001<text:span text:style-name="T35">3</text:span></text:p>
          </table:table-cell>
          <table:table-cell table:style-name="Таблица2.A1" office:value-type="string">
            <text:p text:style-name="P35">(AX) = 1A<text:span text:style-name="T34">07</text:span></text:p>
            <text:p text:style-name="P35">(DS) = 1A<text:span text:style-name="T34">07</text:span></text:p>
            <text:p text:style-name="P35">(DX) = 0000</text:p>
            <text:p text:style-name="P35"><text:s/>(IP) = 001<text:span text:style-name="T35">5</text:span></text:p>
          </table:table-cell>
        </table:table-row>
        <table:table-row table:style-name="Таблица2.3">
          <table:table-cell table:style-name="Таблица2.A1" office:value-type="string">
            <text:p text:style-name="P41">0015</text:p>
          </table:table-cell>
          <table:table-cell table:style-name="Таблица2.A1" office:value-type="string">
            <text:p text:style-name="P41">MOV DX, 0000</text:p>
          </table:table-cell>
          <table:table-cell table:style-name="Таблица2.A1" office:value-type="string">
            <text:p text:style-name="P41">BA0000</text:p>
          </table:table-cell>
          <table:table-cell table:style-name="Таблица2.A1" office:value-type="string">
            <text:p text:style-name="P35">(AX) = 1A<text:span text:style-name="T34">07</text:span></text:p>
            <text:p text:style-name="P35">(DS) = 1A<text:span text:style-name="T34">07</text:span></text:p>
            <text:p text:style-name="P35">(DX) = 0000</text:p>
            <text:p text:style-name="P35"><text:s/>(IP) = 001<text:span text:style-name="T35">5</text:span></text:p>
          </table:table-cell>
          <table:table-cell table:style-name="Таблица2.A1" office:value-type="string">
            <text:p text:style-name="P35">(AX) = 1A<text:span text:style-name="T34">07</text:span></text:p>
            <text:p text:style-name="P35">(DS) = 1A<text:span text:style-name="T34">07</text:span></text:p>
            <text:p text:style-name="P35">(DX) = 0000</text:p>
            <text:p text:style-name="P35"><text:s/>(IP) = 001<text:span text:style-name="T35">8</text:span></text:p>
          </table:table-cell>
        </table:table-row>
        <table:table-row table:style-name="Таблица2.6">
          <table:table-cell table:style-name="Таблица2.A1" office:value-type="string">
            <text:p text:style-name="P41">0018</text:p>
          </table:table-cell>
          <table:table-cell table:style-name="Таблица2.A1" office:value-type="string">
            <text:p text:style-name="P41">MOV AH,09</text:p>
          </table:table-cell>
          <table:table-cell table:style-name="Таблица2.A1" office:value-type="string">
            <text:p text:style-name="P41">B409</text:p>
          </table:table-cell>
          <table:table-cell table:style-name="Таблица2.A1" office:value-type="string">
            <text:p text:style-name="P35">(AX) = 1A<text:span text:style-name="T34">07</text:span></text:p>
            <text:p text:style-name="P35">(DS) = 1A<text:span text:style-name="T34">07</text:span></text:p>
            <text:p text:style-name="P35">(DX) = 0000</text:p>
            <text:p text:style-name="P35"><text:s/>(IP) = 001<text:span text:style-name="T35">8</text:span></text:p>
          </table:table-cell>
          <table:table-cell table:style-name="Таблица2.A1" office:value-type="string">
            <text:p text:style-name="P35">(AX) = <text:span text:style-name="T35">0907</text:span></text:p>
            <text:p text:style-name="P35">(DS) = 1A<text:span text:style-name="T34">07</text:span></text:p>
            <text:p text:style-name="P35">(DX) = 0000</text:p>
            <text:p text:style-name="P35"><text:s/>(IP) = <text:span text:style-name="T35">001A</text:span></text:p>
          </table:table-cell>
        </table:table-row>
        <table:table-row table:style-name="Таблица2.7">
          <table:table-cell table:style-name="Таблица2.A1" office:value-type="string">
            <text:p text:style-name="P41">001A</text:p>
          </table:table-cell>
          <table:table-cell table:style-name="Таблица2.A1" office:value-type="string">
            <text:p text:style-name="P41">INT 21</text:p>
          </table:table-cell>
          <table:table-cell table:style-name="Таблица2.A1" office:value-type="string">
            <text:p text:style-name="P41">CD21</text:p>
          </table:table-cell>
          <table:table-cell table:style-name="Таблица2.A1" office:value-type="string">
            <text:p text:style-name="P35">(AX) = <text:span text:style-name="T35">0907</text:span></text:p>
            <text:p text:style-name="P35">(DS) = 1A<text:span text:style-name="T34">07</text:span></text:p>
            <text:p text:style-name="P35">(DX) = 0000</text:p>
            <text:p text:style-name="P35"><text:s/>(IP) = <text:span text:style-name="T35">001A</text:span></text:p>
          </table:table-cell>
          <table:table-cell table:style-name="Таблица2.A1" office:value-type="string">
            <text:p text:style-name="P36">(AX) = <text:span text:style-name="T35">0907</text:span></text:p>
            <text:p text:style-name="P36">(DS) = 1A<text:span text:style-name="T34">07</text:span></text:p>
            <text:p text:style-name="P36">(DX) = 0000</text:p>
            <text:p text:style-name="P42"><text:s/>(IP) = <text:span text:style-name="T35">001</text:span>C</text:p>
          </table:table-cell>
        </table:table-row>
        <table:table-row table:style-name="Таблица2.8">
          <table:table-cell table:style-name="Таблица2.A1" office:value-type="string">
            <text:p text:style-name="P41">001C</text:p>
          </table:table-cell>
          <table:table-cell table:style-name="Таблица2.A1" office:value-type="string">
            <text:p text:style-name="P41">MOV AH,4C</text:p>
          </table:table-cell>
          <table:table-cell table:style-name="Таблица2.A1" office:value-type="string">
            <text:p text:style-name="P41">B44C</text:p>
          </table:table-cell>
          <table:table-cell table:style-name="Таблица2.A1" office:value-type="string">
            <text:p text:style-name="P36">(AX) = <text:span text:style-name="T35">0907</text:span></text:p>
            <text:p text:style-name="P36">(DS) = 1A<text:span text:style-name="T34">07</text:span></text:p>
            <text:p text:style-name="P36">(DX) = 0000</text:p>
            <text:p text:style-name="P42"><text:s/>(IP) = <text:span text:style-name="T35">001</text:span>C</text:p>
          </table:table-cell>
          <table:table-cell table:style-name="Таблица2.A1" office:value-type="string">
            <text:p text:style-name="P36">(AX) = <text:span text:style-name="T36">4C07</text:span></text:p>
            <text:p text:style-name="P36">(DS) = 1A<text:span text:style-name="T34">07</text:span></text:p>
            <text:p text:style-name="P36">(DX) = 0000</text:p>
            <text:p text:style-name="P42"><text:s/>(IP) = <text:span text:style-name="T35">001</text:span>E</text:p>
          </table:table-cell>
        </table:table-row>
        <table:table-row table:style-name="Таблица2.3">
          <table:table-cell table:style-name="Таблица2.A1" office:value-type="string">
            <text:p text:style-name="P41">001E</text:p>
          </table:table-cell>
          <table:table-cell table:style-name="Таблица2.A1" office:value-type="string">
            <text:p text:style-name="P41">INT 21</text:p>
          </table:table-cell>
          <table:table-cell table:style-name="Таблица2.A1" office:value-type="string">
            <text:p text:style-name="P41">CD21</text:p>
          </table:table-cell>
          <table:table-cell table:style-name="Таблица2.A1" office:value-type="string">
            <text:p text:style-name="P36">(AX) = <text:span text:style-name="T36">4C07</text:span></text:p>
            <text:p text:style-name="P36">(DS) = 1A<text:span text:style-name="T34">07</text:span></text:p>
            <text:p text:style-name="P36">(DX) = 0000</text:p>
            <text:p text:style-name="P42"><text:s/>(IP) = <text:span text:style-name="T35">001</text:span>E</text:p>
          </table:table-cell>
          <table:table-cell table:style-name="Таблица2.A1" office:value-type="string">
            <text:p text:style-name="P33">(AX) = 0000</text:p>
            <text:p text:style-name="P33">(DS) = 19<text:span text:style-name="T36">F5</text:span></text:p>
            <text:p text:style-name="P36">(DX) = 0000</text:p>
            <text:p text:style-name="P33">(IP) = 0010</text:p>
          </table:table-cell>
        </table:table-row>
      </table:table>
      <text:p text:style-name="P12"/>
      <text:p text:style-name="P12"><text:soft-page-break/>Часть 2.</text:p>
      <text:p text:style-name="P8">1. Просмотре<text:span text:style-name="T37">на</text:span> программ<text:span text:style-name="T37">а</text:span> Hello2.asm в режиме редактирования, изуч<text:span text:style-name="T37">ена</text:span> ее структур<text:span text:style-name="T37">а</text:span> и реализаци<text:span text:style-name="T37">я</text:span> каждого сегмента программы. Строки-приветствия преобразова<text:span text:style-name="T37">ны</text:span> в соответствии с личными данными.</text:p>
      <text:p text:style-name="P15"/>
      <text:list xml:id="list1340361375" text:style-name="WWNum2">
        <text:list-item>
          <text:p text:style-name="P61"><text:span text:style-name="T3">Выполн</text:span><text:span text:style-name="T11">ена</text:span><text:span text:style-name="T3"> трансляци</text:span><text:span text:style-name="T11">я</text:span><text:span text:style-name="T3"> программы Hello2.asm с помощью транслятора </text:span><text:span text:style-name="T13">MASM</text:span><text:span text:style-name="T3"> и команды:</text:span></text:p>
        </text:list-item>
      </text:list>
      <text:p text:style-name="P15"><text:span text:style-name="T3">&gt;</text:span><text:span text:style-name="T13">masm</text:span><text:span text:style-name="T3"> </text:span><text:span text:style-name="T13">Hello</text:span><text:span text:style-name="T3">2.</text:span><text:span text:style-name="T13">asm</text:span></text:p>
      <text:p text:style-name="P14"><text:span text:style-name="T3"><text:s/>В результате чего получился объектный файл </text:span><text:span text:style-name="T13">Hello</text:span><text:span text:style-name="T3">2.</text:span><text:span text:style-name="T13">asm</text:span><text:span text:style-name="T3">. В процессе трансляции ошибок не обнаружено.</text:span></text:p>
      <text:p text:style-name="P14"/>
      <text:list xml:id="list115834071410328" text:continue-numbering="true" text:style-name="WWNum2">
        <text:list-item>
          <text:p text:style-name="P61"><text:span text:style-name="T3">Используя линковщик </text:span><text:span text:style-name="T13">LINK</text:span><text:span text:style-name="T3">, созда</text:span><text:span text:style-name="T11">н</text:span><text:span text:style-name="T3"> загрузочный модуль </text:span><text:span text:style-name="T13">H</text:span><text:span text:style-name="T3">ello2.exe. Использов</text:span><text:span text:style-name="T11">ана</text:span><text:span text:style-name="T3"> команд</text:span><text:span text:style-name="T11">а</text:span><text:span text:style-name="T3">:</text:span></text:p>
        </text:list-item>
      </text:list>
      <text:p text:style-name="P13">&gt;link Hello2.obj</text:p>
      <text:p text:style-name="P13"/>
      <text:list xml:id="list115833877583363" text:continue-numbering="true" text:style-name="WWNum2">
        <text:list-item>
          <text:p text:style-name="P61"><text:span text:style-name="T3">Выполн</text:span><text:span text:style-name="T11">ена</text:span><text:span text:style-name="T3"> программ</text:span><text:span text:style-name="T11">f</text:span><text:span text:style-name="T3"> </text:span><text:span text:style-name="T13">Hello</text:span><text:span text:style-name="T3">2.</text:span><text:span text:style-name="T13">exe</text:span><text:span text:style-name="T3"> в автоматическом режиме и </text:span><text:span text:style-name="T11">проконтроллировано</text:span><text:span text:style-name="T3">, что она работает корректно: в консоль выводится:</text:span></text:p>
        </text:list-item>
      </text:list>
      <text:p text:style-name="P13">&gt;<text:span text:style-name="T41">Hello Worlds</text:span>!</text:p>
      <text:p text:style-name="P15"><text:span text:style-name="T3">&gt;</text:span><text:span text:style-name="T11">Kruglova Victoria from 9382</text:span><text:span text:style-name="T3">.</text:span></text:p>
      <text:p text:style-name="P9"><text:s/></text:p>
      <text:list xml:id="list115834140962870" text:continue-numbering="true" text:style-name="WWNum2">
        <text:list-item>
          <text:p text:style-name="P65"><text:span text:style-name="T3">Запу</text:span><text:span text:style-name="T11">щена</text:span><text:span text:style-name="T3"> программ</text:span><text:span text:style-name="T11">а</text:span><text:span text:style-name="T3"> Hello2.</text:span><text:span text:style-name="T13">exe</text:span><text:span text:style-name="T3"> в пошаговом режиме, используя отладчик afd</text:span><text:span text:style-name="T11">pro</text:span><text:span text:style-name="T3"> с фиксацией содержимого используемых регистров и ячеек памяти до и после выполнения команд.</text:span></text:p>
        </text:list-item>
      </text:list>
      <text:p text:style-name="P29"/>
      <text:p text:style-name="P45"><text:span text:style-name="T3">Содержимое сегментных регистров до старта программы: </text:span><text:span text:style-name="T13">CS</text:span><text:span text:style-name="T3">:1</text:span><text:span text:style-name="T12">A0A</text:span><text:span text:style-name="T3">, </text:span><text:span text:style-name="T13">DS</text:span><text:span text:style-name="T3">:1</text:span><text:span text:style-name="T17">9F5</text:span><text:span text:style-name="T3">, </text:span><text:span text:style-name="T13">ES</text:span><text:span text:style-name="T3">:</text:span><text:span text:style-name="T13">1</text:span><text:span text:style-name="T17">9F5</text:span><text:span text:style-name="T3">, </text:span><text:span text:style-name="T13">SS</text:span><text:span text:style-name="T3">:1</text:span><text:span text:style-name="T17">A05</text:span><text:span text:style-name="T3">, </text:span><text:span text:style-name="T13">HS</text:span><text:span text:style-name="T3">:</text:span><text:span text:style-name="T13">1</text:span><text:span text:style-name="T17">9F5</text:span><text:span text:style-name="T3">, </text:span><text:span text:style-name="T13">FS</text:span><text:span text:style-name="T3">:</text:span><text:span text:style-name="T13"> 1</text:span><text:span text:style-name="T17">9F5.</text:span><text:span text:style-name="T3"> </text:span></text:p>
      <text:p text:style-name="P16">Табл.2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2">Адрес</text:p>
            <text:p text:style-name="P32">Команды</text:p>
          </table:table-cell>
          <table:table-cell table:style-name="Таблица3.A1" table:number-rows-spanned="2" office:value-type="string">
            <text:p text:style-name="P32">Символический</text:p>
            <text:p text:style-name="P32">код <text:s/>команды</text:p>
          </table:table-cell>
          <table:table-cell table:style-name="Таблица3.A1" table:number-rows-spanned="2" office:value-type="string">
            <text:p text:style-name="P30"><text:span text:style-name="T26">1</text:span><text:span text:style-name="T27">6-ричный </text:span></text:p>
            <text:p text:style-name="P33">код команды</text:p>
          </table:table-cell>
          <table:table-cell table:style-name="Таблица3.A1" table:number-columns-spanned="2" office:value-type="string">
            <text:p text:style-name="P32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0"><text:span text:style-name="T26">Д</text:span><text:span text:style-name="T27">о выполнения </text:span></text:p>
          </table:table-cell>
          <table:table-cell table:style-name="Таблица3.A1" office:value-type="string">
            <text:p text:style-name="P33">После выполнения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T27">00</text:span><text:span text:style-name="T26">05</text:span></text:p>
          </table:table-cell>
          <table:table-cell table:style-name="Таблица3.A1" office:value-type="string">
            <text:p text:style-name="P41">PUSH DS</text:p>
          </table:table-cell>
          <table:table-cell table:style-name="Таблица3.A1" office:value-type="string">
            <text:p text:style-name="P41">1E</text:p>
          </table:table-cell>
          <table:table-cell table:style-name="Таблица3.A1" office:value-type="string">
            <text:p text:style-name="P37">(AX) = 0000</text:p>
            <text:p text:style-name="P37">(DS) <text:span text:style-name="T44">= 19F5</text:span></text:p>
            <text:p text:style-name="P33">(SP) = 0018</text:p>
            <text:p text:style-name="P33">(IP) = 0005</text:p>
            <text:p text:style-name="P33">Stack +0 0000</text:p>
            <text:p text:style-name="P33"><text:s text:c="5"/>+2 0000</text:p>
            <text:p text:style-name="P33"><text:s text:c="5"/>+4 0000</text:p>
          </table:table-cell>
          <table:table-cell table:style-name="Таблица3.A1" office:value-type="string">
            <text:p text:style-name="P37">(AX) = 0000</text:p>
            <text:p text:style-name="P37">(DS) = <text:span text:style-name="T44">19F5</text:span></text:p>
            <text:p text:style-name="P33">(SP) = 0016</text:p>
            <text:p text:style-name="P33">(IP) = 0006</text:p>
            <text:p text:style-name="P37">Stack +0 <text:span text:style-name="T44">19F5</text:span></text:p>
            <text:p text:style-name="P33"><text:s text:c="5"/>+2 0000</text:p>
            <text:p text:style-name="P33"><text:s text:c="5"/>+4 0000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41">0006</text:p>
          </table:table-cell>
          <table:table-cell table:style-name="Таблица3.A1" office:value-type="string">
            <text:p text:style-name="P41">SUB AX, AX</text:p>
          </table:table-cell>
          <table:table-cell table:style-name="Таблица3.A1" office:value-type="string">
            <text:p text:style-name="P41">2BCO</text:p>
          </table:table-cell>
          <table:table-cell table:style-name="Таблица3.A1" office:value-type="string">
            <text:p text:style-name="P37">(AX) = 0000</text:p>
            <text:p text:style-name="P37">(DS) = <text:span text:style-name="T44">19F5</text:span></text:p>
            <text:p text:style-name="P37">(SP) = 0016</text:p>
            <text:p text:style-name="P37">(IP) = 0006</text:p>
            <text:p text:style-name="P37">Stack +0 <text:span text:style-name="T44">19F5</text:span></text:p>
            <text:p text:style-name="P37"><text:s text:c="5"/>+2 0000</text:p>
            <text:p text:style-name="P37"><text:s text:c="5"/>+4 0000</text:p>
          </table:table-cell>
          <table:table-cell table:style-name="Таблица3.A1" office:value-type="string">
            <text:p text:style-name="P37">(AX) = 0000</text:p>
            <text:p text:style-name="P37">(DS) = <text:span text:style-name="T44">19F5</text:span></text:p>
            <text:p text:style-name="P37">(SP) = 0016</text:p>
            <text:p text:style-name="P37">(IP) = 000<text:span text:style-name="T44">8</text:span></text:p>
            <text:p text:style-name="P37">Stack +0 <text:span text:style-name="T44">19F5</text:span></text:p>
            <text:p text:style-name="P37"><text:s text:c="5"/>+2 0000</text:p>
            <text:p text:style-name="P37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41">0008</text:p>
          </table:table-cell>
          <table:table-cell table:style-name="Таблица3.A1" office:value-type="string">
            <text:p text:style-name="P41">PUSH AX</text:p>
          </table:table-cell>
          <table:table-cell table:style-name="Таблица3.A1" office:value-type="string">
            <text:p text:style-name="P41">50</text:p>
          </table:table-cell>
          <table:table-cell table:style-name="Таблица3.A1" office:value-type="string">
            <text:p text:style-name="P33">(AX) = 0000</text:p>
            <text:p text:style-name="P38">(DS) = <text:span text:style-name="T44">19F5</text:span></text:p>
            <text:p text:style-name="P33">(SP) = 0016</text:p>
            <text:p text:style-name="P33">(IP) = 0008</text:p>
            <text:p text:style-name="P38">Stack +0 <text:span text:style-name="T44">19F5</text:span></text:p>
            <text:p text:style-name="P33"><text:s text:c="5"/>+2 0000</text:p>
            <text:p text:style-name="P33"><text:s text:c="5"/>+4 0000</text:p>
          </table:table-cell>
          <table:table-cell table:style-name="Таблица3.A1" office:value-type="string">
            <text:p text:style-name="P33">(AX) = 0000</text:p>
            <text:p text:style-name="P38">(DS) = <text:span text:style-name="T44">19F5</text:span></text:p>
            <text:p text:style-name="P33">(SP) = 0014</text:p>
            <text:p text:style-name="P33">(IP) = 0009</text:p>
            <text:p text:style-name="P33">Stack +0 0000</text:p>
            <text:p text:style-name="P38"><text:s text:c="5"/>+2 <text:span text:style-name="T44">19F5</text:span></text:p>
            <text:p text:style-name="P33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41">0009</text:p>
          </table:table-cell>
          <table:table-cell table:style-name="Таблица3.A1" office:value-type="string">
            <text:p text:style-name="P41">MOV <text:s text:c="2"/>AX, 1<text:span text:style-name="T45">A07</text:span></text:p>
          </table:table-cell>
          <table:table-cell table:style-name="Таблица3.A1" office:value-type="string">
            <text:p text:style-name="P41">B8<text:span text:style-name="T45">071A</text:span></text:p>
          </table:table-cell>
          <table:table-cell table:style-name="Таблица3.A1" office:value-type="string">
            <text:p text:style-name="P38">(AX) = 0000</text:p>
            <text:p text:style-name="P38">(DS) = <text:span text:style-name="T44">19F5</text:span></text:p>
            <text:p text:style-name="P38">(SP) = 0014</text:p>
            <text:p text:style-name="P38">(IP) = 0009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  <table:table-cell table:style-name="Таблица3.A1" office:value-type="string">
            <text:p text:style-name="P38">(AX) = 1<text:span text:style-name="T45">A07</text:span></text:p>
            <text:p text:style-name="P38">(DS) = <text:span text:style-name="T44">19F5</text:span></text:p>
            <text:p text:style-name="P38">(SP) = 0014</text:p>
            <text:p text:style-name="P38">(IP) = 000<text:span text:style-name="T45">C</text:span>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41">000C</text:p>
          </table:table-cell>
          <table:table-cell table:style-name="Таблица3.A1" office:value-type="string">
            <text:p text:style-name="P41">MOV DS, AX</text:p>
          </table:table-cell>
          <table:table-cell table:style-name="Таблица3.A1" office:value-type="string">
            <text:p text:style-name="P41">8ED8</text:p>
          </table:table-cell>
          <table:table-cell table:style-name="Таблица3.A1" office:value-type="string">
            <text:p text:style-name="P38">(AX) = 1<text:span text:style-name="T45">A07</text:span></text:p>
            <text:p text:style-name="P38">(DS) = <text:span text:style-name="T44">19F5</text:span></text:p>
            <text:p text:style-name="P38">(SP) = 0014</text:p>
            <text:p text:style-name="P38">(IP) = 000<text:span text:style-name="T45">C</text:span>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  <table:table-cell table:style-name="Таблица3.A1" office:value-type="string">
            <text:p text:style-name="P38">(AX) = 1<text:span text:style-name="T45">A07</text:span></text:p>
            <text:p text:style-name="P38">(DS) = 1<text:span text:style-name="T45">A07</text:span></text:p>
            <text:p text:style-name="P38">(SP) = 0014</text:p>
            <text:p text:style-name="P38">(IP) = 000<text:span text:style-name="T45">E</text:span>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41">000E</text:p>
          </table:table-cell>
          <table:table-cell table:style-name="Таблица3.A1" office:value-type="string">
            <text:p text:style-name="P41">MOV DX, 0000</text:p>
          </table:table-cell>
          <table:table-cell table:style-name="Таблица3.A1" office:value-type="string">
            <text:p text:style-name="P41">BA0000</text:p>
          </table:table-cell>
          <table:table-cell table:style-name="Таблица3.A1" office:value-type="string">
            <text:p text:style-name="P38">(AX) = 1<text:span text:style-name="T45">A07</text:span></text:p>
            <text:p text:style-name="P38">(DX) = 0000</text:p>
            <text:p text:style-name="P38">(DS) = 1<text:span text:style-name="T45">A07</text:span></text:p>
            <text:p text:style-name="P38">(SP) = 0014</text:p>
            <text:p text:style-name="P38">(IP) = 000<text:span text:style-name="T45">E</text:span>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  <table:table-cell table:style-name="Таблица3.A1" office:value-type="string">
            <text:p text:style-name="P38">(AX) = 1<text:span text:style-name="T45">A07</text:span></text:p>
            <text:p text:style-name="P38">(DX) = 0000</text:p>
            <text:p text:style-name="P38">(DS) = 1<text:span text:style-name="T45">A07</text:span></text:p>
            <text:p text:style-name="P38">(SP) = 0014</text:p>
            <text:p text:style-name="P38">(IP) = 00<text:span text:style-name="T45">11</text:span>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41">0011</text:p>
          </table:table-cell>
          <table:table-cell table:style-name="Таблица3.A1" office:value-type="string">
            <text:p text:style-name="P41">CALL 0000</text:p>
          </table:table-cell>
          <table:table-cell table:style-name="Таблица3.A1" office:value-type="string">
            <text:p text:style-name="P41">E8ECFF</text:p>
          </table:table-cell>
          <table:table-cell table:style-name="Таблица3.A1" office:value-type="string">
            <text:p text:style-name="P38">(AX) = 1<text:span text:style-name="T45">A07</text:span></text:p>
            <text:p text:style-name="P38">(DX) = 0000</text:p>
            <text:p text:style-name="P38">(DS) = 1<text:span text:style-name="T45">A07</text:span></text:p>
            <text:p text:style-name="P38">(SP) = 0014</text:p>
            <text:p text:style-name="P38">(IP) = 00<text:span text:style-name="T45">11</text:span></text:p>
            <text:p text:style-name="P38">Stack +0 0000</text:p>
            <text:p text:style-name="P38"><text:s text:c="5"/>+2 <text:span text:style-name="T44">19F5</text:span></text:p>
            <text:p text:style-name="P38"><text:s text:c="5"/>+4 0000</text:p>
          </table:table-cell>
          <table:table-cell table:style-name="Таблица3.A1" office:value-type="string">
            <text:p text:style-name="P39">(AX) = 1<text:span text:style-name="T45">A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2</text:span></text:p>
            <text:p text:style-name="P39">(IP) = 0000</text:p>
            <text:p text:style-name="P39">Stack +0 0014</text:p>
            <text:p text:style-name="P39"><text:s text:c="5"/>+2 0000</text:p>
            <text:p text:style-name="P39"><text:s text:c="5"/>+4 <text:span text:style-name="T44">19F5</text:span></text:p>
          </table:table-cell>
        </table:table-row>
        <text:soft-page-break/>
        <table:table-row table:style-name="Таблица3.10">
          <table:table-cell table:style-name="Таблица3.A1" office:value-type="string">
            <text:p text:style-name="P41">0000</text:p>
          </table:table-cell>
          <table:table-cell table:style-name="Таблица3.A1" office:value-type="string">
            <text:p text:style-name="P41">MOV AH,09</text:p>
          </table:table-cell>
          <table:table-cell table:style-name="Таблица3.A1" office:value-type="string">
            <text:p text:style-name="P41">B409</text:p>
          </table:table-cell>
          <table:table-cell table:style-name="Таблица3.A1" office:value-type="string">
            <text:p text:style-name="P39">(AX) = 1<text:span text:style-name="T45">A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2</text:span></text:p>
            <text:p text:style-name="P39">(IP) = 0000</text:p>
            <text:p text:style-name="P39">Stack +0 0014</text:p>
            <text:p text:style-name="P39"><text:s text:c="5"/>+2 0000</text:p>
            <text:p text:style-name="P64"><text:s text:c="5"/>+4 19F5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2</text:span></text:p>
            <text:p text:style-name="P39">(IP) = 000<text:span text:style-name="T46">2</text:span></text:p>
            <text:p text:style-name="P39">Stack +0 0014</text:p>
            <text:p text:style-name="P39"><text:s text:c="5"/>+2 0000</text:p>
            <text:p text:style-name="P39"><text:s text:c="5"/>+4 <text:span text:style-name="T44">19F5</text:span></text:p>
          </table:table-cell>
        </table:table-row>
        <table:table-row table:style-name="Таблица3.11">
          <table:table-cell table:style-name="Таблица3.A1" office:value-type="string">
            <text:p text:style-name="P41">0002</text:p>
          </table:table-cell>
          <table:table-cell table:style-name="Таблица3.A1" office:value-type="string">
            <text:p text:style-name="P41">INT 21</text:p>
          </table:table-cell>
          <table:table-cell table:style-name="Таблица3.A1" office:value-type="string">
            <text:p text:style-name="P41">CD21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2</text:span></text:p>
            <text:p text:style-name="P39">(IP) = 000<text:span text:style-name="T46">2</text:span></text:p>
            <text:p text:style-name="P39">Stack +0 0014</text:p>
            <text:p text:style-name="P39"><text:s text:c="5"/>+2 0000</text:p>
            <text:p text:style-name="P39"><text:s text:c="5"/>+4 <text:span text:style-name="T44">19F5</text:span>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2</text:span></text:p>
            <text:p text:style-name="P39">(IP) = 000<text:span text:style-name="T46">4</text:span></text:p>
            <text:p text:style-name="P39">Stack +0 0014</text:p>
            <text:p text:style-name="P39"><text:s text:c="5"/>+2 0000</text:p>
            <text:p text:style-name="P39"><text:s text:c="5"/>+4 <text:span text:style-name="T44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41">0004</text:p>
          </table:table-cell>
          <table:table-cell table:style-name="Таблица3.A1" office:value-type="string">
            <text:p text:style-name="P41">RET</text:p>
          </table:table-cell>
          <table:table-cell table:style-name="Таблица3.A1" office:value-type="string">
            <text:p text:style-name="P41">C3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2</text:span></text:p>
            <text:p text:style-name="P39">(IP) = 000<text:span text:style-name="T46">4</text:span></text:p>
            <text:p text:style-name="P39">Stack +0 0014</text:p>
            <text:p text:style-name="P39"><text:s text:c="5"/>+2 0000</text:p>
            <text:p text:style-name="P39"><text:s text:c="5"/>+4 <text:span text:style-name="T44">19F5</text:span>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4</text:span></text:p>
            <text:p text:style-name="P39">(IP) = 00<text:span text:style-name="T46">14</text:span></text:p>
            <text:p text:style-name="P39">Stack +0 0000</text:p>
            <text:p text:style-name="P39"><text:s text:c="5"/>+2 <text:span text:style-name="T44">19F5</text:span></text:p>
            <text:p text:style-name="P39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41">0014</text:p>
          </table:table-cell>
          <table:table-cell table:style-name="Таблица3.A1" office:value-type="string">
            <text:p text:style-name="P41">MOV DX,0010</text:p>
          </table:table-cell>
          <table:table-cell table:style-name="Таблица3.A1" office:value-type="string">
            <text:p text:style-name="P41">BA1000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00</text:p>
            <text:p text:style-name="P39">(DS) = 1<text:span text:style-name="T45">A07</text:span></text:p>
            <text:p text:style-name="P39">(SP) = 001<text:span text:style-name="T46">4</text:span></text:p>
            <text:p text:style-name="P39">(IP) = 00<text:span text:style-name="T46">14</text:span></text:p>
            <text:p text:style-name="P39">Stack +0 0000</text:p>
            <text:p text:style-name="P39"><text:s text:c="5"/>+2 <text:span text:style-name="T44">19F5</text:span></text:p>
            <text:p text:style-name="P39"><text:s text:c="5"/>+4 0000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10</text:p>
            <text:p text:style-name="P39">(DS) = 1<text:span text:style-name="T45">A07</text:span></text:p>
            <text:p text:style-name="P39">(SP) = 001<text:span text:style-name="T46">4</text:span></text:p>
            <text:p text:style-name="P39">(IP) = 00<text:span text:style-name="T46">17</text:span></text:p>
            <text:p text:style-name="P39">Stack +0 0000</text:p>
            <text:p text:style-name="P39"><text:s text:c="5"/>+2 <text:span text:style-name="T44">19F5</text:span></text:p>
            <text:p text:style-name="P39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41">0017</text:p>
          </table:table-cell>
          <table:table-cell table:style-name="Таблица3.A1" office:value-type="string">
            <text:p text:style-name="P41">CALL 0000</text:p>
          </table:table-cell>
          <table:table-cell table:style-name="Таблица3.A1" office:value-type="string">
            <text:p text:style-name="P41">E8E6FF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10</text:p>
            <text:p text:style-name="P39">(DS) = 1<text:span text:style-name="T45">A07</text:span></text:p>
            <text:p text:style-name="P39">(SP) = 001<text:span text:style-name="T46">4</text:span></text:p>
            <text:p text:style-name="P39">(IP) = 00<text:span text:style-name="T46">17</text:span></text:p>
            <text:p text:style-name="P39">Stack +0 0000</text:p>
            <text:p text:style-name="P39"><text:s text:c="5"/>+2 <text:span text:style-name="T44">19F5</text:span></text:p>
            <text:p text:style-name="P39"><text:s text:c="5"/>+4 0000</text:p>
          </table:table-cell>
          <table:table-cell table:style-name="Таблица3.A1" office:value-type="string">
            <text:p text:style-name="P39">(AX) = <text:span text:style-name="T46">0907</text:span></text:p>
            <text:p text:style-name="P39">(DX) = 0010</text:p>
            <text:p text:style-name="P39">(DS) = 1<text:span text:style-name="T45">A07</text:span></text:p>
            <text:p text:style-name="P39">(SP) = 001<text:span text:style-name="T46">2</text:span></text:p>
            <text:p text:style-name="P39">(IP) = 00<text:span text:style-name="T46">00</text:span></text:p>
            <text:p text:style-name="P39">Stack +0 001A</text:p>
            <text:p text:style-name="P39"><text:s text:c="5"/>+2 <text:span text:style-name="T46">0000</text:span></text:p>
            <text:p text:style-name="P39"><text:s text:c="5"/>+4 <text:span text:style-name="T44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41">0000</text:p>
          </table:table-cell>
          <table:table-cell table:style-name="Таблица3.A1" office:value-type="string">
            <text:p text:style-name="P41">MOV AH,09</text:p>
          </table:table-cell>
          <table:table-cell table:style-name="Таблица3.A1" office:value-type="string">
            <text:p text:style-name="P41">B409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6">2</text:span></text:p>
            <text:p text:style-name="P40">(IP) = 00<text:span text:style-name="T46">00</text:span></text:p>
            <text:p text:style-name="P40">Stack +0 001A</text:p>
            <text:p text:style-name="P40"><text:s text:c="5"/>+2 <text:span text:style-name="T46">0000</text:span></text:p>
            <text:p text:style-name="P40"><text:s text:c="5"/>+4 <text:span text:style-name="T44">19F5</text:span>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6">2</text:span></text:p>
            <text:p text:style-name="P40">(IP) = 00<text:span text:style-name="T46">02</text:span></text:p>
            <text:p text:style-name="P40">Stack +0 001A</text:p>
            <text:p text:style-name="P40"><text:s text:c="5"/>+2 <text:span text:style-name="T46">0000</text:span></text:p>
            <text:p text:style-name="P40"><text:s text:c="5"/>+4 <text:span text:style-name="T44">19F5</text:span></text:p>
          </table:table-cell>
        </table:table-row>
        <text:soft-page-break/>
        <table:table-row table:style-name="Таблица3.16">
          <table:table-cell table:style-name="Таблица3.A1" office:value-type="string">
            <text:p text:style-name="P41">0002</text:p>
          </table:table-cell>
          <table:table-cell table:style-name="Таблица3.A1" office:value-type="string">
            <text:p text:style-name="P41">INT 21</text:p>
          </table:table-cell>
          <table:table-cell table:style-name="Таблица3.A1" office:value-type="string">
            <text:p text:style-name="P41">CD21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6">2</text:span></text:p>
            <text:p text:style-name="P40">(IP) = 00<text:span text:style-name="T46">02</text:span></text:p>
            <text:p text:style-name="P40">Stack +0 001A</text:p>
            <text:p text:style-name="P40"><text:s text:c="5"/>+2 <text:span text:style-name="T46">0000</text:span></text:p>
            <text:p text:style-name="P40"><text:span text:style-name="T26"><text:s text:c="5"/>+4 </text:span><text:span text:style-name="T44">19F5</text:span>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6">2</text:span></text:p>
            <text:p text:style-name="P40">(IP) = 00<text:span text:style-name="T46">04</text:span></text:p>
            <text:p text:style-name="P40">Stack +0 001A</text:p>
            <text:p text:style-name="P40"><text:s text:c="5"/>+2 <text:span text:style-name="T46">0000</text:span></text:p>
            <text:p text:style-name="P40"><text:s text:c="5"/>+4 <text:span text:style-name="T44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41">0004</text:p>
          </table:table-cell>
          <table:table-cell table:style-name="Таблица3.A1" office:value-type="string">
            <text:p text:style-name="P41">RET</text:p>
          </table:table-cell>
          <table:table-cell table:style-name="Таблица3.A1" office:value-type="string">
            <text:p text:style-name="P41">C3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6">2</text:span></text:p>
            <text:p text:style-name="P40">(IP) = 00<text:span text:style-name="T46">04</text:span></text:p>
            <text:p text:style-name="P40">Stack +0 001A</text:p>
            <text:p text:style-name="P40"><text:s text:c="5"/>+2 <text:span text:style-name="T46">0000</text:span></text:p>
            <text:p text:style-name="P40"><text:s text:c="5"/>+4 <text:span text:style-name="T44">19F5</text:span>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7">4</text:span></text:p>
            <text:p text:style-name="P40">(IP) = 001A</text:p>
            <text:p text:style-name="P40">Stack +0 <text:span text:style-name="T46">0000</text:span></text:p>
            <text:p text:style-name="P40"><text:s text:c="5"/>+2 <text:span text:style-name="T44">19F5</text:span></text:p>
            <text:p text:style-name="P40"><text:s text:c="5"/>+4 <text:span text:style-name="T46">0000</text:span></text:p>
          </table:table-cell>
        </table:table-row>
        <table:table-row table:style-name="Таблица3.3">
          <table:table-cell table:style-name="Таблица3.A1" office:value-type="string">
            <text:p text:style-name="P41">001A</text:p>
          </table:table-cell>
          <table:table-cell table:style-name="Таблица3.A1" office:value-type="string">
            <text:p text:style-name="P41">RET Far</text:p>
          </table:table-cell>
          <table:table-cell table:style-name="Таблица3.A1" office:value-type="string">
            <text:p text:style-name="P41">CB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7">4</text:span></text:p>
            <text:p text:style-name="P40">(IP) = 001A</text:p>
            <text:p text:style-name="P40">Stack +0 <text:span text:style-name="T46">0000</text:span></text:p>
            <text:p text:style-name="P40"><text:s text:c="5"/>+2 <text:span text:style-name="T44">19F5</text:span></text:p>
            <text:p text:style-name="P40"><text:s text:c="5"/>+4 <text:span text:style-name="T46">0000</text:span>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7">8</text:span></text:p>
            <text:p text:style-name="P40">(IP) = 00<text:span text:style-name="T47">00</text:span></text:p>
            <text:p text:style-name="P40">Stack +0 <text:span text:style-name="T46">0000</text:span></text:p>
            <text:p text:style-name="P40"><text:s text:c="5"/>+2 <text:span text:style-name="T47">0000</text:span></text:p>
            <text:p text:style-name="P40"><text:s text:c="5"/>+4 <text:span text:style-name="T46">0000</text:span></text:p>
          </table:table-cell>
        </table:table-row>
        <table:table-row table:style-name="Таблица3.3">
          <table:table-cell table:style-name="Таблица3.A1" office:value-type="string">
            <text:p text:style-name="P41">0000</text:p>
          </table:table-cell>
          <table:table-cell table:style-name="Таблица3.A1" office:value-type="string">
            <text:p text:style-name="P41">INT 20</text:p>
          </table:table-cell>
          <table:table-cell table:style-name="Таблица3.A1" office:value-type="string">
            <text:p text:style-name="P41">CD20</text:p>
          </table:table-cell>
          <table:table-cell table:style-name="Таблица3.A1" office:value-type="string">
            <text:p text:style-name="P40">(AX) = <text:span text:style-name="T46">0907</text:span></text:p>
            <text:p text:style-name="P40">(DX) = 0010</text:p>
            <text:p text:style-name="P40">(DS) = 1<text:span text:style-name="T45">A07</text:span></text:p>
            <text:p text:style-name="P40">(SP) = 001<text:span text:style-name="T47">8</text:span></text:p>
            <text:p text:style-name="P40">(IP) = 00<text:span text:style-name="T47">00</text:span></text:p>
            <text:p text:style-name="P40">Stack +0 <text:span text:style-name="T46">0000</text:span></text:p>
            <text:p text:style-name="P40"><text:s text:c="5"/>+2 <text:span text:style-name="T47">0000</text:span></text:p>
            <text:p text:style-name="P40"><text:s text:c="5"/>+4 <text:span text:style-name="T46">0000</text:span></text:p>
          </table:table-cell>
          <table:table-cell table:style-name="Таблица3.A1" office:value-type="string">
            <text:p text:style-name="P40">(AX) = <text:span text:style-name="T47">0000</text:span></text:p>
            <text:p text:style-name="P40">(DX) = 00<text:span text:style-name="T47">0</text:span>0</text:p>
            <text:p text:style-name="P40">(DS) = <text:span text:style-name="T44">19F5</text:span></text:p>
            <text:p text:style-name="P40">(SP) = 001<text:span text:style-name="T47">8</text:span></text:p>
            <text:p text:style-name="P40">(IP) = 00<text:span text:style-name="T47">05</text:span></text:p>
            <text:p text:style-name="P40">Stack +0 <text:span text:style-name="T46">0000</text:span></text:p>
            <text:p text:style-name="P40"><text:s text:c="5"/>+2 <text:span text:style-name="T47">0000</text:span></text:p>
            <text:p text:style-name="P40"><text:s text:c="5"/>+4 <text:span text:style-name="T46">0000</text:span></text:p>
          </table:table-cell>
        </table:table-row>
      </table:table>
      <text:p text:style-name="P52"/>
      <text:p text:style-name="P57">Выводы.</text:p>
      <text:p text:style-name="P23">В результате выполнения лабораторной работы была освоена трансляция, изучено, как происходит выполнение и отладка программ на языке Ассемблера, а также разобраны структуры приведенных в работе программ.</text:p>
      <text:p text:style-name="P26"/>
      <text:p text:style-name="P25"/>
      <text:p text:style-name="P24">Приложение. </text:p>
      <text:p text:style-name="P17"><text:span text:style-name="T20">Текст файла </text:span><text:span text:style-name="T18">hello</text:span><text:span text:style-name="T20">1.</text:span><text:span text:style-name="T18">asm</text:span></text:p>
      <text:p text:style-name="P17"><text:span text:style-name="T28"><text:s text:c="3"/></text:span><text:span text:style-name="T29"><text:s text:c="3"/>D</text:span><text:span text:style-name="T32">OSSEG <text:s text:c="37"/>; Задание сегментов под ДОС</text:span></text:p>
      <text:p text:style-name="P21"><text:s text:c="3"/>.MODEL <text:s/>SMALL <text:s text:c="30"/>; Модель памяти-SMALL(Малая)</text:p>
      <text:p text:style-name="P21"><text:s text:c="3"/>.STACK <text:s/>100h <text:s text:c="31"/>; Отвести под Стек 256 байт</text:p>
      <text:p text:style-name="P21"><text:s text:c="3"/>.DATA <text:s text:c="38"/>; Начало сегмента данных</text:p>
      <text:p text:style-name="P21">Greeting <text:s/>LABEL <text:s/>BYTE <text:s text:c="25"/>; Текст <text:s/>приветствия</text:p>
      <text:p text:style-name="P22"><text:s text:c="3"/>DB 'Вас приветствует ст.гр.<text:span text:style-name="T42">9382</text:span> — <text:span text:style-name="T43">Круглова Виктория</text:span>.',13,10,'$'</text:p>
      <text:p text:style-name="P21"><text:s text:c="3"/>.CODE <text:s text:c="31"/>; Начало сегмента кода</text:p>
      <text:p text:style-name="P21"><text:s text:c="3"/>mov <text:s/>ax, @data <text:s text:c="23"/>; Загрузка в DS адреса начала</text:p>
      <text:p text:style-name="P21"><text:s text:c="3"/>mov <text:s/>ds, ax <text:s text:c="26"/>; сегмента данных</text:p>
      <text:p text:style-name="P21"><text:s text:c="3"/>mov <text:s/>dx, OFFSET Greeting <text:s text:c="13"/>; Загрузка в dx смещения</text:p>
      <text:p text:style-name="P21"><text:s text:c="40"/>; адреса текста приветствия</text:p>
      <text:p text:style-name="P21">DisplayGreeting:</text:p>
      <text:p text:style-name="P21"><text:s text:c="3"/>mov <text:s/>ah, 9 <text:s text:c="27"/>; # функции ДОС печати строки</text:p>
      <text:p text:style-name="P21"><text:s text:c="3"/>int <text:s/>21h <text:s text:c="28"/>; вывод на экран <text:s/>приветствия</text:p>
      <text:p text:style-name="P21"><text:s text:c="3"/>mov <text:s/>ah, 4ch <text:s text:c="25"/>; # функции ДОС завершения программы</text:p>
      <text:p text:style-name="P21"><text:s text:c="3"/>int <text:s/>21h <text:s text:c="28"/>; завершение программы и выход в ДОС</text:p>
      <text:p text:style-name="P21"><text:s text:c="3"/>END</text:p>
      <text:p text:style-name="P19"/>
      <text:p text:style-name="P58"/>
      <text:p text:style-name="P27"><text:span text:style-name="T19"><text:s/></text:span><text:span text:style-name="T21">Текст</text:span><text:span text:style-name="T19"> </text:span><text:span text:style-name="T21">файла</text:span><text:span text:style-name="T19"> hello2.asm</text:span></text:p>
      <text:p text:style-name="P20">EOFLine <text:s/>EQU <text:s/>'$' <text:s text:c="5"/></text:p>
      <text:p text:style-name="P20">AStack <text:s text:c="3"/>SEGMENT <text:s/>STACK <text:s/></text:p>
      <text:p text:style-name="P20"><text:s text:c="10"/>DW 12 DUP(?) <text:s text:c="2"/></text:p>
      <text:p text:style-name="P20">AStack <text:s text:c="3"/>ENDS</text:p>
      <text:p text:style-name="P20">DATA <text:s text:c="5"/>SEGMENT</text:p>
      <text:p text:style-name="P18"><text:span text:style-name="T30">HELLO <text:s text:c="4"/>DB '</text:span><text:span text:style-name="T33">Hello Worlds</text:span><text:span text:style-name="T32">!</text:span><text:span text:style-name="T30">', 0AH, 0DH, EOFLine</text:span></text:p>
      <text:p text:style-name="P18"><text:span text:style-name="T30">GREETING <text:s/>DB '</text:span><text:span text:style-name="T33">Kruglova Victoria from 9382</text:span><text:span text:style-name="T32">.</text:span><text:span text:style-name="T30">', 0AH, 0DH, EOFLine</text:span></text:p>
      <text:p text:style-name="P20"><text:soft-page-break/>DATA <text:s text:c="5"/>ENDS</text:p>
      <text:p text:style-name="P20">CODE <text:s text:c="5"/>SEGMENT</text:p>
      <text:p text:style-name="P20"><text:s text:c="10"/>ASSUME CS:Code DS:DATA SS:STACK</text:p>
      <text:p text:style-name="P20">WriteMsg <text:s/>PROC <text:s/>NEAR </text:p>
      <text:p text:style-name="P20"><text:s text:c="10"/>mov <text:s text:c="2"/>AH,9</text:p>
      <text:p text:style-name="P17"><text:span text:style-name="T30"><text:s text:c="10"/>int</text:span><text:span text:style-name="T31"> <text:s text:c="2"/>21</text:span><text:span text:style-name="T30">h</text:span><text:span text:style-name="T31"> </text:span></text:p>
      <text:p text:style-name="P17"><text:span text:style-name="T31"><text:s text:c="10"/></text:span><text:span text:style-name="T30">ret</text:span></text:p>
      <text:p text:style-name="P20">WriteMsg <text:s/>ENDP</text:p>
      <text:p text:style-name="P20">Main <text:s text:c="5"/>PROC <text:s/>FAR </text:p>
      <text:p text:style-name="P20"><text:s text:c="10"/>push <text:s/>DS <text:s text:c="5"/></text:p>
      <text:p text:style-name="P20"><text:s text:c="10"/>sub <text:s text:c="2"/>AX,AX <text:s text:c="3"/></text:p>
      <text:p text:style-name="P20"><text:s text:c="10"/>push <text:s/>AX <text:s text:c="2"/></text:p>
      <text:p text:style-name="P20"><text:s text:c="10"/>mov <text:s text:c="2"/>AX,DATA <text:s text:c="12"/></text:p>
      <text:p text:style-name="P20"><text:s text:c="10"/>mov <text:s text:c="2"/>DS,AX <text:s text:c="13"/></text:p>
      <text:p text:style-name="P20"><text:s text:c="10"/>mov <text:s text:c="2"/>DX, OFFSET HELLO <text:s text:c="3"/></text:p>
      <text:p text:style-name="P20"><text:s text:c="10"/>call <text:s/>WriteMsg <text:s text:c="9"/></text:p>
      <text:p text:style-name="P20"><text:s text:c="10"/>mov <text:s text:c="2"/>DX, OFFSET GREETING </text:p>
      <text:p text:style-name="P20"><text:s text:c="10"/>call <text:s/>WriteMsg <text:s text:c="7"/></text:p>
      <text:p text:style-name="P20"><text:s text:c="10"/>ret <text:s text:c="47"/></text:p>
      <text:p text:style-name="P20">Main <text:s text:c="5"/>ENDP</text:p>
      <text:p text:style-name="P20">CODE <text:s text:c="5"/>ENDS</text:p>
      <text:p text:style-name="P20"><text:s text:c="10"/>END Main</text:p>
      <text:p text:style-name="P20"/>
      <text:list xml:id="list2065231936" text:style-name="WWNum3">
        <text:list-header>
          <text:p text:style-name="P6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Plain_20_Text" style:display-name="Plain Text" style:family="paragraph" style:parent-style-name="Standard" style:default-outline-level="">
      <style:paragraph-properties fo:margin-top="0cm" fo:margin-bottom="0.282cm" loext:contextual-spacing="false" fo:line-height="108%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-complex="DejaVu Sans" style:font-family-complex="'DejaVu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Martinenko</meta:initial-creator>
    <meta:editing-cycles>9</meta:editing-cycles>
    <meta:print-date>2019-09-18T23:43:00</meta:print-date>
    <meta:creation-date>2019-09-17T11:31:00</meta:creation-date>
    <dc:date>2020-09-24T11:58:32.805631717</dc:date>
    <dc:language>ru-RU</dc:language>
    <meta:editing-duration>PT1H46M13S</meta:editing-duration>
    <meta:generator>LibreOffice/6.0.7.3$Linux_X86_64 LibreOffice_project/00m0$Build-3</meta:generator>
    <meta:document-statistic meta:table-count="3" meta:image-count="0" meta:object-count="0" meta:page-count="9" meta:paragraph-count="512" meta:word-count="1647" meta:character-count="9489" meta:non-whitespace-character-count="7160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